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inherit" svg:font-family="inherit"/>
  </office:font-face-decls>
  <office:automatic-styles>
    <style:style style:name="P1" style:family="paragraph" style:parent-style-name="Text_20_body">
      <style:paragraph-properties fo:margin-left="0cm" fo:margin-right="0cm" fo:margin-top="0cm" fo:margin-bottom="0.397cm" style:contextual-spacing="false" style:line-height-at-least="0.741cm" fo:orphans="2" fo:widows="2" fo:text-indent="0cm" style:auto-text-indent="false"/>
      <style:text-properties officeooo:paragraph-rsid="0017c967"/>
    </style:style>
    <style:style style:name="P2" style:family="paragraph" style:parent-style-name="Text_20_body">
      <style:paragraph-properties fo:margin-left="0cm" fo:margin-right="0cm" fo:margin-top="0cm" fo:margin-bottom="0.397cm" style:contextual-spacing="false" style:line-height-at-least="0.741cm" fo:orphans="2" fo:widows="2" fo:text-indent="0cm" style:auto-text-indent="false"/>
      <style:text-properties officeooo:rsid="0027e4e5" officeooo:paragraph-rsid="0027e4e5"/>
    </style:style>
    <style:style style:name="T1" style:family="text">
      <style:text-properties officeooo:rsid="0017c967"/>
    </style:style>
    <style:style style:name="T2" style:family="text">
      <style:text-properties officeooo:rsid="00189994"/>
    </style:style>
    <style:style style:name="T3" style:family="text">
      <style:text-properties officeooo:rsid="001a829a"/>
    </style:style>
    <style:style style:name="T4" style:family="text">
      <style:text-properties officeooo:rsid="001baa08"/>
    </style:style>
    <style:style style:name="T5" style:family="text">
      <style:text-properties officeooo:rsid="001cdaf4"/>
    </style:style>
    <style:style style:name="T6" style:family="text">
      <style:text-properties officeooo:rsid="001e1de3"/>
    </style:style>
    <style:style style:name="T7" style:family="text">
      <style:text-properties officeooo:rsid="0020e883"/>
    </style:style>
    <style:style style:name="T8" style:family="text">
      <style:text-properties officeooo:rsid="0021d441"/>
    </style:style>
    <style:style style:name="T9" style:family="text">
      <style:text-properties officeooo:rsid="0026f1b3"/>
    </style:style>
    <style:style style:name="T10" style:family="text">
      <style:text-properties officeooo:rsid="0029c77d"/>
    </style:style>
    <style:style style:name="T11" style:family="text">
      <style:text-properties officeooo:rsid="002aac4e"/>
    </style:style>
    <style:style style:name="T12" style:family="text">
      <style:text-properties officeooo:rsid="002b6f1b"/>
    </style:style>
    <style:style style:name="T13" style:family="text">
      <style:text-properties officeooo:rsid="0030a3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ILLA Maximilien</text:p>
      <text:p text:style-name="Standard">84 B<text:span text:style-name="T1">is</text:span> Route de Saint-Fortunat</text:p>
      <text:p text:style-name="Standard">69370 Saint-Didier-au-Mont-d'Or</text:p>
      <text:p text:style-name="Standard">Né le 26/04/2004 (18 ans) </text:p>
      <text:p text:style-name="Standard">Tél : 07 68 57 32 53 </text:p>
      <text:p text:style-name="Standard">pro.maximilien@protonmail.com</text:p>
      <text:p text:style-name="Standard"><text:s text:c="103"/>Auchan Dardilly</text:p>
      <text:p text:style-name="Standard"><text:s text:c="6"/><text:tab/><text:tab/><text:tab/><text:tab/><text:tab/><text:tab/><text:tab/><text:tab/> <text:s text:c="7"/>Centre Commercial Portes de Lyon,</text:p>
      <text:p text:style-name="Standard"><text:tab/><text:tab/><text:tab/><text:tab/><text:tab/><text:tab/><text:tab/><text:tab/> <text:s text:c="7"/>Route Nationale 6 BP 23,</text:p>
      <text:p text:style-name="Standard"><text:s text:c="18"/><text:tab/><text:tab/><text:tab/><text:tab/><text:tab/><text:tab/><text:tab/> <text:s text:c="7"/>Lieu dit la Garde, 69570 Dardilly, <text:s/><text:line-break/></text:p>
      <text:p text:style-name="Standard"><text:s text:c="103"/>Lyon, le 22 Juin, 2022</text:p>
      <text:p text:style-name="Standard"/>
      <text:p text:style-name="P1">Objet : candidature <text:span text:style-name="T1">au poste polyvalent <text:s text:c="2"/></text:span><text:span text:style-name="T2">(Job d’été)</text:span></text:p>
      <text:p text:style-name="P1">Madame, Monsieur,</text:p>
      <text:p text:style-name="P1">Étant actuellement à la recherche d’un emploi, je me permets de vous proposer ma candidature au poste <text:span text:style-name="T7">polyvalent</text:span><text:span text:style-name="T9">, afin de financer mes études tout en obtenant une </text:span><text:span text:style-name="T13">première </text:span><text:span text:style-name="T9">expérience professionnelle complémentaire.</text:span></text:p>
      <text:p text:style-name="P1">Après une expérience dans le domaine<text:span text:style-name="T1"> de </text:span><text:span text:style-name="T11">c</text:span><text:span text:style-name="T1">âblage </text:span><text:span text:style-name="T3">électrique</text:span> (Stage durant <text:span text:style-name="T1">4</text:span> mois). <text:span text:style-name="T4">J</text:span>e me suis formé <text:span text:style-name="T1">en équipe</text:span>, je suis passionné par <text:span text:style-name="T12">la </text:span>programmation <text:span text:style-name="T4">informatique et le </text:span><text:span text:style-name="T12">f</text:span><text:span text:style-name="T4">ootball</text:span> .</text:p>
      <text:p text:style-name="P1">Mon expérience en tant que <text:span text:style-name="T5">stagiaire</text:span> m’a permis d’acquérir toutes les connaissances nécessaires à la bonne exécution des tâches du poste à pourvoir.</text:p>
      <text:p text:style-name="P1">Intégrer votre <text:span text:style-name="T6">équipe</text:span> représente pour moi un réel enjeu d’avenir dans lequel mon travail et mon honnêteté pourront s’exprimer pleinement.</text:p>
      <text:p text:style-name="P1">Restant à votre disposition pour toute information complémentaire, je suis disponible pour vous rencontrer lors d’un entretien à votre convenance <text:span text:style-name="T10">(disponible dès le mois de Juillet).</text:span></text:p>
      <text:p text:style-name="P2">VILLA Maximili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2T20:49:32.856000000</meta:creation-date>
    <dc:date>2022-06-22T21:21:22</dc:date>
    <meta:editing-duration>PT31M36S</meta:editing-duration>
    <meta:editing-cycles>24</meta:editing-cycles>
    <meta:generator>LibreOffice/7.3.1.3$Windows_X86_64 LibreOffice_project/a69ca51ded25f3eefd52d7bf9a5fad8c90b87951</meta:generator>
    <meta:document-statistic meta:table-count="0" meta:image-count="0" meta:object-count="0" meta:page-count="1" meta:paragraph-count="19" meta:word-count="187" meta:character-count="1506" meta:non-whitespace-character-count="1054"/>
  </office:meta>
</office:document-meta>
</file>